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5AA0000102140C824E8.svm"/>
  <manifest:file-entry manifest:media-type="" manifest:full-path="Pictures/20000007000048DE00001021FC27E35E.svm"/>
  <manifest:file-entry manifest:media-type="" manifest:full-path="Pictures/2000000700003E6E000022517D7A3297.svm"/>
  <manifest:file-entry manifest:media-type="" manifest:full-path="Pictures/20000007000045400000124CA023A6B8.svm"/>
  <manifest:file-entry manifest:media-type="" manifest:full-path="Pictures/200000070000416D00001FF1C2CE1FB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SS10" svg:font-family="CMSS10"/>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style:font-name="Times New Roman" fo:font-size="12pt" fo:font-weight="bold" style:font-size-asian="12pt" style:font-weight-asian="bold" style:font-size-complex="12pt" style:font-weight-complex="bold"/>
    </style:style>
    <style:style style:name="P3" style:family="paragraph" style:parent-style-name="Text_20_body">
      <style:text-properties style:font-name="Times New Roman" fo:font-size="12pt" style:font-name-asian="CMSS10" style:font-size-asian="12pt" style:font-name-complex="CMSS10" style:font-size-complex="12pt"/>
    </style:style>
    <style:style style:name="P4" style:family="paragraph" style:parent-style-name="Text_20_body">
      <style:text-properties style:font-name="Times New Roman" fo:font-size="12pt" fo:font-style="italic" fo:font-weight="bold" style:font-name-asian="CMSS10" style:font-size-asian="12pt" style:font-style-asian="italic" style:font-weight-asian="bold" style:font-name-complex="CMSS10" style:font-size-complex="12pt" style:font-style-complex="italic"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style:text-position="0% 100%" style:font-name="Times New Roman" fo:font-size="12pt" style:font-name-asian="CMSS10" style:font-size-asian="12pt" style:font-name-complex="CMSS10" style:font-size-complex="12pt"/>
    </style:style>
    <style:style style:name="P12" style:family="paragraph" style:parent-style-name="Text_20_body">
      <style:text-properties style:text-position="0% 100%" style:font-name="Times New Roman" fo:font-size="12pt" fo:font-weight="normal" style:font-name-asian="CMSS10" style:font-size-asian="12pt" style:font-weight-asian="normal" style:font-name-complex="CMSS10" style:font-size-complex="12pt" style:font-weight-complex="normal"/>
    </style:style>
    <style:style style:name="P13" style:family="paragraph" style:parent-style-name="Text_20_body">
      <style:text-properties style:text-position="0% 100%" style:font-name="Times New Roman" fo:font-size="12pt" fo:font-weight="bold" style:font-name-asian="CMSS10" style:font-size-asian="12pt" style:font-weight-asian="bold" style:font-name-complex="CMSS10" style:font-size-complex="12pt" style:font-weight-complex="bold"/>
    </style:style>
    <style:style style:name="P14" style:family="paragraph" style:parent-style-name="Text_20_body">
      <style:text-properties style:text-position="0% 100%" style:font-name="Times New Roman" fo:font-size="12pt" fo:font-style="normal" fo:font-weight="bold" style:font-name-asian="CMSS10" style:font-size-asian="12pt" style:font-style-asian="normal" style:font-weight-asian="bold" style:font-name-complex="CMSS10" style:font-size-complex="12pt" style:font-style-complex="normal" style:font-weight-complex="bold"/>
    </style:style>
    <style:style style:name="P15" style:family="paragraph" style:parent-style-name="Text_20_body">
      <style:text-properties style:text-position="0% 100%" style:font-name="Times New Roman" fo:font-size="12pt" fo:font-style="normal" fo:font-weight="normal" style:font-name-asian="CMSS10" style:font-size-asian="12pt" style:font-style-asian="normal" style:font-weight-asian="normal" style:font-name-complex="CMSS10" style:font-size-complex="12pt" style:font-style-complex="normal" style:font-weight-complex="normal"/>
    </style:style>
    <style:style style:name="P16" style:family="paragraph" style:parent-style-name="Text_20_body">
      <style:text-properties style:text-position="0% 100%" style:font-name="Times New Roman1" fo:font-style="normal" fo:font-weight="normal" style:font-name-asian="CMSS10" style:font-style-asian="normal" style:font-weight-asian="normal" style:font-name-complex="CMSS10" style:font-style-complex="normal" style:font-weight-complex="normal"/>
    </style:style>
    <style:style style:name="P17" style:family="paragraph" style:parent-style-name="Text_20_body">
      <style:text-properties style:text-position="0% 100%" style:font-name="Times New Roman1" style:font-name-asian="CMSS10" style:font-name-complex="CMSS10"/>
    </style:style>
    <style:style style:name="P18" style:family="paragraph" style:parent-style-name="Text_20_body">
      <style:text-properties style:font-name="Times New Roman1" fo:font-style="normal" style:font-name-asian="CMSS10" style:font-style-asian="normal" style:font-name-complex="CMSS10" style:font-style-complex="normal"/>
    </style:style>
    <style:style style:name="P19" style:family="paragraph" style:parent-style-name="Text_20_body">
      <style:text-properties style:font-name="Times New Roman1" fo:font-style="normal" fo:font-weight="bold" style:font-name-asian="CMSS10" style:font-style-asian="normal" style:font-weight-asian="bold" style:font-name-complex="CMSS10" style:font-style-complex="normal" style:font-weight-complex="bold"/>
    </style:style>
    <style:style style:name="P20"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Standard">
      <style:paragraph-properties fo:text-align="start" style:justify-single-word="false"/>
      <style:text-properties style:font-name="Times New Roman" fo:font-size="12pt" style:font-name-asian="CMSS10" style:font-size-asian="12pt" style:font-name-complex="CMSS10" style:font-size-complex="12pt"/>
    </style:style>
    <style:style style:name="P22" style:family="paragraph" style:parent-style-name="Standard">
      <style:paragraph-properties fo:text-align="start" style:justify-single-word="false" style:text-autospace="none"/>
      <style:text-properties style:font-name="Times New Roman" fo:font-size="12pt" style:font-name-asian="CMSS10" style:font-size-asian="12pt" style:font-name-complex="CMSS10" style:font-size-complex="12pt"/>
    </style:style>
    <style:style style:name="P23" style:family="paragraph" style:parent-style-name="Standard">
      <style:paragraph-properties style:text-autospace="none"/>
      <style:text-properties style:font-name="Times New Roman" fo:font-size="12pt" style:font-name-asian="CMSS10" style:font-size-asian="12pt" style:font-name-complex="CMSS10" style:font-size-complex="12pt"/>
    </style:style>
    <style:style style:name="P24" style:family="paragraph" style:parent-style-name="Standard">
      <style:paragraph-properties style:text-autospace="none"/>
      <style:text-properties style:font-name="Times New Roman" fo:font-size="12pt" style:font-size-asian="12pt" style:font-size-complex="12pt"/>
    </style:style>
    <style:style style:name="P25" style:family="paragraph" style:parent-style-name="Standard">
      <style:text-properties style:text-position="0% 100%" style:font-name="Times New Roman1" fo:language="da" fo:country="DK" style:font-name-asian="CMSS10" style:font-name-complex="CMSS10"/>
    </style:style>
    <style:style style:name="P26" style:family="paragraph" style:parent-style-name="Text_20_body" style:list-style-name="L1">
      <style:text-properties style:font-name="Times New Roman" fo:font-size="12pt" style:font-name-asian="CMSS10" style:font-size-asian="12pt" style:font-name-complex="CMSS10" style:font-size-complex="12pt"/>
    </style:style>
    <style:style style:name="P27" style:family="paragraph" style:parent-style-name="Text_20_body" style:list-style-name="L1">
      <style:paragraph-properties style:text-autospace="none"/>
      <style:text-properties style:font-name="Times New Roman" fo:font-size="12pt" style:font-name-asian="CMSS10" style:font-size-asian="12pt" style:font-name-complex="CMSS10" style:font-size-complex="12pt"/>
    </style:style>
    <style:style style:name="P28" style:family="paragraph" style:parent-style-name="Text_20_body" style:list-style-name="L4">
      <style:text-properties style:font-name="Times New Roman" fo:font-size="12pt" style:font-name-asian="CMSS10" style:font-size-asian="12pt" style:font-name-complex="CMSS10" style:font-size-complex="12pt"/>
    </style:style>
    <style:style style:name="P29" style:family="paragraph" style:parent-style-name="Text_20_body">
      <style:paragraph-properties style:text-autospace="none"/>
      <style:text-properties style:font-name="Times New Roman" fo:font-size="12pt" style:font-name-asian="CMSS10" style:font-size-asian="12pt" style:font-name-complex="CMSS10" style:font-size-complex="12pt"/>
    </style:style>
    <style:style style:name="P30" style:family="paragraph" style:parent-style-name="Text_20_body" style:list-style-name="L3">
      <style:text-properties style:font-name="Times New Roman" fo:font-size="12pt" style:font-size-asian="12pt" style:font-size-complex="12pt"/>
    </style:style>
    <style:style style:name="P31" style:family="paragraph" style:parent-style-name="Text_20_body" style:list-style-name="L4">
      <style:text-properties style:font-name="Times New Roman" fo:font-size="12pt" style:font-size-asian="12pt" style:font-size-complex="12pt"/>
    </style:style>
    <style:style style:name="P32" style:family="paragraph" style:parent-style-name="Text_20_body" style:list-style-name="L3"/>
    <style:style style:name="P33" style:family="paragraph" style:parent-style-name="Text_20_body" style:list-style-name="L2">
      <style:paragraph-properties fo:margin-top="0cm" fo:margin-bottom="0cm" fo:background-color="transparent">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list-style-name="L2">
      <style:paragraph-properties fo:background-color="transparent">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Standard" style:list-style-name="L5">
      <style:text-properties style:text-position="0% 100%" style:font-name="Times New Roman1" fo:language="da" fo:country="DK" style:font-name-asian="CMSS10" style:font-name-complex="CMSS10"/>
    </style:style>
    <style:style style:name="P36" style:family="paragraph" style:parent-style-name="Heading_20_1">
      <style:paragraph-properties fo:text-align="center" style:justify-single-word="false"/>
    </style:style>
    <style:style style:name="P37" style:family="paragraph" style:parent-style-name="Heading_20_2">
      <style:text-properties style:font-name="Arial" fo:font-size="14pt" style:font-name-asian="CMSS10" style:font-size-asian="14pt" style:font-name-complex="CMSS10" style:font-size-complex="14pt"/>
    </style:style>
    <style:style style:name="P38" style:family="paragraph" style:parent-style-name="Heading_20_3">
      <style:text-properties style:text-position="0% 100%" style:font-name="Arial" fo:font-size="14pt" fo:font-style="normal" fo:font-weight="bold" style:font-name-asian="CMSS10" style:font-size-asian="14pt" style:font-style-asian="normal" style:font-weight-asian="bold" style:font-name-complex="CMSS10" style:font-size-complex="14pt" style:font-style-complex="normal" style:font-weight-complex="bold"/>
    </style:style>
    <style:style style:name="P39" style:family="paragraph" style:parent-style-name="Heading_20_3">
      <style:text-properties style:text-position="0% 100%" style:font-name="Times New Roman1" style:font-name-asian="CMSS10" style:font-name-complex="CMSS10"/>
    </style:style>
    <style:style style:name="P40" style:family="paragraph" style:parent-style-name="Heading_20_3">
      <style:text-properties fo:font-weight="bold" style:font-weight-asian="bold" style:font-weight-complex="bold"/>
    </style:style>
    <style:style style:name="P41" style:family="paragraph" style:parent-style-name="Heading_20_3">
      <style:text-properties style:font-name-asian="CMSS10" style:font-name-complex="CMSS10"/>
    </style:style>
    <style:style style:name="T1" style:family="text">
      <style:text-properties style:font-name-asian="CMSS10" style:font-name-complex="CMSS10"/>
    </style:style>
    <style:style style:name="T2" style:family="text">
      <style:text-properties style:font-name="Times New Roman" fo:font-size="12pt" style:font-name-asian="CMSS10" style:font-size-asian="12pt" style:font-name-complex="CMSS10" style:font-size-complex="12pt"/>
    </style:style>
    <style:style style:name="T3" style:family="text">
      <style:text-properties style:font-name="Times New Roman" fo:font-size="12pt" style:font-size-asian="12pt" style:font-size-complex="12pt"/>
    </style:style>
    <style:style style:name="T4" style:family="text">
      <style:text-properties style:text-position="super 58%" style:font-name="Times New Roman" fo:font-size="12pt" style:font-name-asian="CMSS10" style:font-size-asian="12pt" style:font-name-complex="CMSS10" style:font-size-complex="12pt"/>
    </style:style>
    <style:style style:name="T5" style:family="text">
      <style:text-properties style:text-position="0% 100%" style:font-name="Times New Roman" fo:font-size="12pt" style:font-name-asian="CMSS10" style:font-size-asian="12pt" style:font-name-complex="CMSS10" style:font-size-complex="12pt"/>
    </style:style>
    <style:style style:name="T6" style:family="text">
      <style:text-properties style:text-position="0% 100%" style:font-name="Times New Roman" fo:font-size="12pt" fo:font-weight="normal" style:font-name-asian="CMSS10" style:font-size-asian="12pt" style:font-weight-asian="normal" style:font-name-complex="CMSS10" style:font-size-complex="12pt" style:font-weight-complex="normal"/>
    </style:style>
    <style:style style:name="T7" style:family="text">
      <style:text-properties style:text-position="0% 100%" style:font-name="Times New Roman" fo:font-size="12pt" fo:font-style="italic" style:font-name-asian="CMSS10" style:font-size-asian="12pt" style:font-style-asian="italic" style:font-name-complex="CMSS10" style:font-size-complex="12pt" style:font-style-complex="italic"/>
    </style:style>
    <style:style style:name="T8" style:family="text">
      <style:text-properties style:text-position="0% 100%" style:font-name="Times New Roman" fo:font-size="12pt" fo:font-style="normal" style:font-name-asian="CMSS10" style:font-size-asian="12pt" style:font-style-asian="normal" style:font-name-complex="CMSS10" style:font-size-complex="12pt" style:font-style-complex="normal"/>
    </style:style>
    <style:style style:name="T9" style:family="text">
      <style:text-properties style:text-position="0% 100%" style:font-name="Times New Roman1" style:font-name-asian="CMSS10" style:font-name-complex="CMSS10"/>
    </style:style>
    <style:style style:name="T10" style:family="text">
      <style:text-properties style:text-position="0% 100%" style:font-name="Times New Roman1" fo:font-style="italic" style:font-name-asian="CMSS10" style:font-style-asian="italic" style:font-name-complex="CMSS10" style:font-style-complex="italic"/>
    </style:style>
    <style:style style:name="T11" style:family="text">
      <style:text-properties fo:font-weight="normal" style:font-weight-asian="normal" style:font-weight-complex="normal"/>
    </style:style>
    <style:style style:name="T12" style:family="text">
      <style:text-properties fo:font-weight="normal" style:font-name-asian="CMSS10" style:font-weight-asian="normal" style:font-name-complex="CMSS10"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CMSS10" style:font-style-asian="italic" style:font-name-complex="CMSS10"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Times New Roman1" style:font-name-asian="CMSS10" style:font-name-complex="CMSS10"/>
    </style:style>
    <style:style style:name="T20" style:family="text">
      <style:text-properties style:font-name="Times New Roman1" fo:font-style="italic" style:font-name-asian="CMSS10" style:font-style-asian="italic" style:font-name-complex="CMSS10" style:font-style-complex="italic"/>
    </style:style>
    <style:style style:name="T21" style:family="text">
      <style:text-properties style:text-position="sub 58%" style:font-name="Times New Roman1" style:font-name-asian="CMSS10" style:font-name-complex="CMSS10"/>
    </style:style>
    <style:style style:name="T2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Memory management</text:h>
      <text:p text:style-name="P1">(Kursusgang 6 og 7)</text:p>
      <text:p text:style-name="P1"><text:s/>Paging og sidetabeller, sideerstatning (hvad og hvornår),</text:p>
      <text:p text:style-name="P1">sideerstatningsalgoritmer (OPT, LRU, FIFO, Clock) samt</text:p>
      <text:p text:style-name="P1">fordele og ulemper, fast-ramme allokering, dynamisk</text:p>
      <text:p text:style-name="P1">ramme-allokering, working-set</text:p>
      <text:p text:style-name="P21">Simpel lagerallokering i primær lager</text:p>
      <text:p text:style-name="P22">Paging og segmentering</text:p>
      <text:p text:style-name="P22">Organisation af sidetabel</text:p>
      <text:p text:style-name="P22">Demand paging og sideerstatningsalgoritmer</text:p>
      <text:p text:style-name="P23">Rammeallokering</text:p>
      <text:p text:style-name="P24"/>
      <text:h text:style-name="P37" text:outline-level="2">Lagerhierakiet og tilgangstider (herunder Caching)</text:h>
      <text:list xml:id="list41165791" text:style-name="L1">
        <text:list-item>
          <text:p text:style-name="P26">I CPU'en ligger CPU registre, under 1 cycle.</text:p>
        </text:list-item>
        <text:list-item>
          <text:p text:style-name="P26">Så er der også i CPU'en en intern cache, 1 cycle.</text:p>
        </text:list-item>
        <text:list-item>
          <text:p text:style-name="P26">Sekundær cache ligger lige udenfor CPU'en, 5 cycler.</text:p>
        </text:list-item>
        <text:list-item>
          <text:p text:style-name="P26">Tertiær cache, 10 cycler.</text:p>
        </text:list-item>
        <text:list-item>
          <text:p text:style-name="P26">Fysisk hukommelse, 25-50 cycler.</text:p>
        </text:list-item>
        <text:list-item>
          <text:p text:style-name="P27">Swap disk og virtuel hukommelse, 1.000.000 cyler.</text:p>
        </text:list-item>
      </text:list>
      <text:p text:style-name="P29">Se mere om <text:span text:style-name="T22">caching </text:span><text:span text:style-name="T11">på side 182 i bogen.</text:span></text:p>
      <text:h text:style-name="P37" text:outline-level="2">Adress spaces</text:h>
      <text:p text:style-name="Text_20_body"><text:span text:style-name="T2">Adresserummet er bestemt ved antallet af bits processoren bruger til at repræsentere en adresse. En 32-bit processer bruger 32-bit adresser, hvilket giver 2</text:span><text:span text:style-name="T4">32</text:span><text:span text:style-name="T5"> forskellige adresser. Det betyder at en 32-bit processer understøtter op til 2</text:span><text:span text:style-name="T4">32</text:span><text:span text:style-name="T5"> bytes hukommelse (svarer rtil 4 GB).</text:span></text:p>
      <text:p text:style-name="P11">En process er en "emulering" af en computer, så den har også sit eget adresserum. Processens hukommelse betegnes som virtuel hukommelse. Et virtuelt adresserum er typisk på størrelse med CPU'ens adresserum, så derfor kan det samlede virtuelle lager for flere processer overstige den fysiske hukommelse.</text:p>
      <text:p text:style-name="P11">Operativsystemet bliver nødt til at oversætte adresser i adresserummet for en proces til adresser i den fysiske hukommelse. Dette gøres af et stykke hardware MMU (memory management unit), som sidder mellem processoren og den fysiske hukommelse.</text:p>
      <text:p text:style-name="P11">Der er forskellige strategier til at allokere fysisk hukommelse til processer:</text:p>
      <text:p text:style-name="P5">Fixed-size memory allocation</text:p>
      <text:p text:style-name="P12">Hvis man f.eks. Har 512 MB fysisk hukommelse, så kan det blive delt i 4 lige store blokke á 128 MB, én blok til styresystemet, og 3 til 3 forskellige processer.</text:p>
      <text:p text:style-name="P13">Variable-size memory allocation</text:p>
      <text:p text:style-name="P12">Når hukommelsen inddeles i uens størrelser, så kræver det strategi for tildeling af processer til blokke. Flere processer kan ikke dele blokke, så hvis en proces fylder meget mindre end den blok den har fået tildelt, så sker der stor intern fragmentering, dvs. der er meget ubrugt lager i blokken.</text:p>
      <text:p text:style-name="P6"><text:soft-page-break/><text:span text:style-name="T5">En strategi kunne være: </text:span><text:span text:style-name="T7">mindste passende</text:span><text:span text:style-name="T5">, som er en kø indtil en passende blok er ledig. En anden </text:span><text:span text:style-name="T5">strategi er </text:span><text:span text:style-name="T7">mindste ledige</text:span><text:span text:style-name="T8">, som ikke venter på at en passende blok er ledig. Giver mere intern fragmentering.</text:span></text:p>
      <text:p text:style-name="P14">Dynamisk inddeling</text:p>
      <text:p text:style-name="P15">Giver bedre udnyttelse af hukommelsen, ved at inddele blokkene ved tilpasning. Så giver processerne lagerbehovet ved opstart. Det giver i princippet ingen intern fragmentering, og systemet er tilpasset et aktuelt behove (få store eller mange små processer). Det kræver dog at lagerbehovet er kendt i forvejen, og kræver en stratefi for tildeling af processer til blokke.</text:p>
      <text:p text:style-name="P15">Hvis man så har nogle processer som bliver slået ihjel, så kommer der fri hukommelse, og så kan man defragmentere hukommelsen, så de kørende processers hukommelse blive klumpet sammen, så det resterende ubrugte hukommelse kan allokeres som én stor blok, og ikke flere mindre. Det er dog tidskrævende, og sløver systemet hvis det skal gøres ofte.</text:p>
      <text:h text:style-name="P38" text:outline-level="3">Adressetyper</text:h>
      <text:p text:style-name="P5"><text:span text:style-name="T5">Fysiske adresser </text:span><text:span text:style-name="T6">angiver en specifik fysisk lagercelle i det primære lager (kaldes også absolutte adresser).</text:span></text:p>
      <text:p text:style-name="P5"><text:span text:style-name="T5">Virtuelle adresser </text:span><text:span text:style-name="T6">er referencer til en lagerlokation uafhængigt af den fysiske placering. Også kaldet logiske adresser. Disse bliver på runtime oversat til fysiske adresser.</text:span></text:p>
      <text:p text:style-name="P5"><text:span text:style-name="T5">Relative adresser </text:span><text:span text:style-name="T6">er defineret i forhold til en kendt basisadresse. Basisadressen er en kendt fysisk adresse. Den relative adresse er specificeret som et offset i forhold til basisadressen. Den fysiske adresse til den relative adresse beregnes som summen af basisadressen og offset. (se figur).</text:span></text:p>
      <text:p text:style-name="P6"><draw:frame draw:style-name="fr1" draw:name="grafik1" text:anchor-type="paragraph" svg:width="16.748cm" svg:height="7.795cm" draw:z-index="0"><draw:image xlink:href="Pictures/200000070000416D00001FF1C2CE1FBE.svm" xlink:type="simple" xlink:show="embed" xlink:actuate="onLoad"/></draw:frame></text:p>
      <text:h text:style-name="Heading_20_2" text:outline-level="2">Paging</text:h>
      <text:p text:style-name="Text_20_body">Det virtuelle lager opdeles i et antal sider af en fast størrelse. Det fysiske lager opdeles i et antal rammer, som har samme faste størrelse som siderne. Styresystemet placerer siderne i rammerne, og vedligeholder informationer om dette i en sidetabel. Der findes en sidetabel for hver proces. Der er ingen ekstern fragmentering, og kun minimal intern fragmetering ved paging.</text:p>
      <text:p text:style-name="P7">Fysisk adresse = sidetabel[sidenr].rammenummer * sidestørrelse + offset</text:p>
      <text:p text:style-name="P9"><draw:frame draw:style-name="fr1" draw:name="grafik2" text:anchor-type="paragraph" svg:width="15.983cm" svg:height="7.297cm" draw:z-index="1"><draw:image xlink:href="Pictures/2000000700003E6E000022517D7A3297.svm" xlink:type="simple" xlink:show="embed" xlink:actuate="onLoad"/></draw:frame><text:soft-page-break/>Dette er et eksempel på en sidetabel. (offset bevares uændret, hvilket giver hurtigere beregning.)</text:p>
      <text:p text:style-name="P9">Hukommelsen kan deles mellem processer, ved at forskellige sidetabeller henviser til samme ramme (bruges til deling af programtekst og biblioteker, f.eks. DLL).</text:p>
      <text:h text:style-name="Heading_20_3" text:outline-level="3">Mere om sidetabellen og adresseoversættelse</text:h>
      <text:p text:style-name="P20"><text:bookmark text:name="internal-source-marker_0.8317683751828621"/>Adresse oversættelse</text:p>
      <text:list xml:id="list41150242" text:style-name="L2">
        <text:list-item>
          <text:list>
            <text:list-item>
              <text:p text:style-name="P33">Logiske adresse er på formen</text:p>
              <text:list>
                <text:list-item>
                  <text:p text:style-name="P33">&lt;sidenr, offset&gt;</text:p>
                </text:list-item>
              </text:list>
            </text:list-item>
            <text:list-item>
              <text:p text:style-name="P33">Fysiske adresse er på formen</text:p>
              <text:list>
                <text:list-item>
                  <text:p text:style-name="P33">&lt;rammenr, offset&gt;</text:p>
                </text:list-item>
              </text:list>
            </text:list-item>
            <text:list-item>
              <text:p text:style-name="P33">Side tabellen oversætter sidenummer til rammenummer</text:p>
            </text:list-item>
            <text:list-item>
              <text:p text:style-name="P33">offset bruges til administration</text:p>
              <text:list>
                <text:list-item>
                  <text:p text:style-name="P33">Om siden er placeret i en ramme</text:p>
                </text:list-item>
                <text:list-item>
                  <text:p text:style-name="P33">Adresse (i hukommelsen eller på disk)</text:p>
                </text:list-item>
                <text:list-item>
                  <text:p text:style-name="P33">Rettigheder (read, write, execute; user eller system)</text:p>
                </text:list-item>
                <text:list-item>
                  <text:p text:style-name="P33">Brugsinformation (tilgået eller modificeret)</text:p>
                </text:list-item>
                <text:list-item>
                  <text:p text:style-name="P34">Ekstra bits til styresystemsbrug</text:p>
                </text:list-item>
              </text:list>
            </text:list-item>
          </text:list>
        </text:list-item>
      </text:list>
      <text:p text:style-name="P5">2-niveaus sidetabel</text:p>
      <text:p text:style-name="Text_20_body">Se side 148 i bogen.</text:p>
      <text:p text:style-name="Text_20_body">Størrelsen af sidetabeller mindskes ved at dele sidetabeller i 2 lag for 32-bit processorer. Dermed reduceres hvert lag af sidetabellen til selv at fylde præcis én side (4KB). Det første har 1024 entries (10 bit), <text:s/>hvor hver af dem giver adressen på second-level tabellen, som også har 1024 entries (10 bit). Disse giver så locationen på siden som man blivere refereret til, og de sidste 12 bit af adressen refererer til en af de 4 KB der er på siden.</text:p>
      <text:p text:style-name="P5">Inverterede sidetabeller</text:p>
      <text:p text:style-name="P6">Er en løsning til 64 bit systemer. Her er der én sidetabek til hele systemet. Der er en indgang pr. ramme, med informationer om hvilke sider der gemmes i rammen.</text:p>
      <text:p text:style-name="P6">Der bruges en hashing funktion til ud fra sidenummeret at finde rammens lokation.</text:p>
      <text:p text:style-name="P6">Det er en besværlig proces til adresseoversættelse. Caching af adresseoversættelsen kan øge effektiviteten.</text:p>
      <text:h text:style-name="Heading_20_3" text:outline-level="3"><text:soft-page-break/>Demand paging</text:h>
      <text:p text:style-name="Text_20_body">Når en proces spørger efter flere sider, så reserverer styresystemet pladsen ved at skrive i sidetabellen at den givne side i det virtuelle adresserum er i brug. Dog er det først når den nye side tilgås for første gang at rammen bliver allokeret i det fysiske hukommelse (<text:span text:style-name="T13">modsat prepaging, som indlæser sider før de bruges – bedre ydelse</text:span>). Dette gør at alle processer kan allokere så meget hukommelse som de overhovedet har lyst til, men det er kun det hukommelse de rent faktisk bruger som bliver allokeret rent fysisk. Det gør det nemt at indlæse programmer.</text:p>
      <text:p text:style-name="Text_20_body">I sidetabellen kan en side have 3 tilstande:</text:p>
      <text:p text:style-name="P5">Ubrugt – <text:span text:style-name="T11">en reference til en ubrugt side giver en fejl.</text:span></text:p>
      <text:p text:style-name="P5">Reserveret – <text:span text:style-name="T11">betyder at der allokeres en ramme til siden ved næste tilgang. Når dette sker, så får den status </text:span><text:span text:style-name="T14">committed</text:span><text:span text:style-name="T18">.</text:span></text:p>
      <text:p text:style-name="P5">Committed – <text:span text:style-name="T11">siden har en tilsvarende ramme i den fysiske hukommelse.</text:span></text:p>
      <text:h text:style-name="P40" text:outline-level="3">Swapping</text:h>
      <text:p text:style-name="P6">Idéen med swapping er at når der ikke er plads til flere sider, så flyttes de sider der ikke bruges så tit til sekundært lager. (sekundært lager ligger på harddisken. I Lunix – swap partition, i Windows – swap fil). Harddisken kommer her til at virke som en udvidelse af main memory, og betegnes <text:span text:style-name="T13">virtual memory</text:span><text:span text:style-name="T17">.</text:span></text:p>
      <text:p text:style-name="P6"><text:span text:style-name="T15">Lokalitetsprincippet: sider der er tilgået for nylig vil snart blive tilgået igen</text:span><text:span text:style-name="T17"> (tjah... ?).</text:span> </text:p>
      <text:p text:style-name="P5">Sidefejl <text:span text:style-name="T11">udløses af MMU'en, og opstår hvis processen tilgår en ubrugt eller reserveret side.</text:span></text:p>
      <text:h text:style-name="P40" text:outline-level="3">Sideerstatningsalgoritmer</text:h>
      <text:p text:style-name="P6">Hvilke sider skal flyttes når der skal bruges mere plads? Målet er at minimere sidefejl.</text:p>
      <text:p text:style-name="P6">Global politik: siderne vælges på tværs af processer. Lokal politik, sider erstattes på proces-basis.</text:p>
      <text:p text:style-name="P5">OPT – optimal sideerstatning</text:p>
      <text:p text:style-name="P6">Denne algoritme er ikke en rigtig algoritme, men mere et princip/en idé. Den side der forbliver ubrugt i længst tid skal erstattes.</text:p>
      <text:p text:style-name="P6"><draw:frame draw:style-name="fr2" draw:name="grafik3" text:anchor-type="paragraph" svg:width="16.999cm" svg:height="4.313cm" draw:z-index="2"><draw:image xlink:href="Pictures/20000007000045400000124CA023A6B8.svm" xlink:type="simple" xlink:show="embed" xlink:actuate="onLoad"/></draw:frame></text:p>
      <text:p text:style-name="P5">LRU – last recently used</text:p>
      <text:p text:style-name="P6">Denne algoritme bruger lokalitetsprincippet (nyligt tilgåede sider skal sikkert tilgås igen snart). Den side der ikke er har været brugt i længst tid erstattes. Kan være god til processer der netop har god lokalitet. Kræver: time-stamps og konstant opdatering.</text:p>
      <text:p text:style-name="P5">FIFO – first in, first out</text:p>
      <text:p text:style-name="P6">Erstatter den side der har været i lageret længst tid. Implementers med en kædet liste. Listen opdateres kun ved sideerstatning.</text:p>
      <text:p text:style-name="P5"><draw:frame draw:style-name="fr3" draw:name="grafik4" text:anchor-type="paragraph" svg:width="16.999cm" svg:height="3.672cm" draw:z-index="3"><draw:image xlink:href="Pictures/20000007000045AA0000102140C824E8.svm" xlink:type="simple" xlink:show="embed" xlink:actuate="onLoad"/></draw:frame><text:soft-page-break/><text:span text:style-name="T11">Denne kan optimeres med </text:span><text:span text:style-name="T14">page buffering</text:span><text:span text:style-name="T18">. Styresystemet holder her et minimum af rammer fri. Siderne slettet ikke fra primært lager, men placeres i en sidebuffer. Hvis siden så tilgås igen, så bliver den fjernet fra sidebufferen. Ved sidefejl kan sider fra sidebufferen så erstattes.</text:span></text:p>
      <text:p text:style-name="P10">Clock-algoritmen</text:p>
      <text:p text:style-name="P8">Illustreres som et ur med én viser. Der er en ekstra bit i sidetabellen, som sættes af MMU'en ved tilgang til siden. Siden erstattes kun hvis den ikke har været brugt siden viseren sidst passerede den.</text:p>
      <text:p text:style-name="P8"><draw:frame draw:style-name="fr2" draw:name="grafik5" text:anchor-type="paragraph" svg:width="16.999cm" svg:height="3.762cm" draw:z-index="4"><draw:image xlink:href="Pictures/20000007000048DE00001021FC27E35E.svm" xlink:type="simple" xlink:show="embed" xlink:actuate="onLoad"/></draw:frame></text:p>
      <text:h text:style-name="Heading_20_2" text:outline-level="2">Segmentering</text:h>
      <text:p text:style-name="Text_20_body">Hukommelsen inddeles i segmenter:</text:p>
      <text:p text:style-name="Text_20_body">Et segment har eget adresserum, egen størrelse og adgangsrettigheder osv. Det er defineret ved startadresse (basisadresse) og længde. Logisk adresse er på formen &lt;segmentnr, offset&gt;.</text:p>
      <text:p text:style-name="Text_20_body">Segmenttabellen afbilder segmentnumre til startadressen og segmentlængden.</text:p>
      <text:p text:style-name="P7">Fysisk adresse = segmenttabel[segmentnr].start + offset</text:p>
      <text:p text:style-name="P2">Fordele</text:p>
      <text:list xml:id="list41145449" text:style-name="L3">
        <text:list-item>
          <text:p text:style-name="P30">Segmenter defineres af programmøren</text:p>
          <text:list>
            <text:list-item>
              <text:p text:style-name="P32"><text:span text:style-name="T3">Gør det muligt at samle data i logiske enheder: programtekst, data, </text:span><text:span text:style-name="T3">stak, moduler, etc.</text:span></text:p>
            </text:list-item>
          </text:list>
        </text:list-item>
        <text:list-item>
          <text:p text:style-name="P30">Finere granularitet af rettigheder</text:p>
          <text:list>
            <text:list-item>
              <text:p text:style-name="P32"><text:span text:style-name="T3">Indeksoverløb for arrays allokeret som et segment kan kontrolleres af </text:span><text:span text:style-name="T3">hardwaren</text:span></text:p>
            </text:list-item>
            <text:list-item>
              <text:p text:style-name="P30">Stakoverløb</text:p>
            </text:list-item>
          </text:list>
        </text:list-item>
        <text:list-item>
          <text:p text:style-name="P30">Ingen intern fragmentering</text:p>
        </text:list-item>
      </text:list>
      <text:p text:style-name="P2">Ulemper</text:p>
      <text:list xml:id="list41162008" text:style-name="L4">
        <text:list-item>
          <text:p text:style-name="P31">Placering af segmenter i primr lager</text:p>
        </text:list-item>
        <text:list-item>
          <text:p text:style-name="P31">Ekstern fragmentering</text:p>
        </text:list-item>
        <text:list-item>
          <text:p text:style-name="P28">Manglende understttelse i main-stream OS (i Windows og Linux peger alle segmentregistre på samme store segment (kun ét segment)).</text:p>
        </text:list-item>
      </text:list>
      <text:p text:style-name="P3"/>
      <text:p text:style-name="P4"><text:soft-page-break/>Paging og segmentering kan kombineres, så man har logiske adresser på formen &lt;segmentnr,sidenr,offset&gt;. Dette kræcer segmenttabel og sidetabel for hvert segment. Segmenttabellen angiver starten af sidetabellen.</text:p>
      <text:h text:style-name="P37" text:outline-level="2">Rammeallokering</text:h>
      <text:p text:style-name="P2"><text:span text:style-name="T1">Lige allokering</text:span><text:span text:style-name="T12"> – Hver proces får det samme antal rammer. (ulempe: forskellige processer har forskellige behov).</text:span></text:p>
      <text:p text:style-name="P2"><text:span text:style-name="T1">Proportional allokering</text:span><text:span text:style-name="T12"> – Hver proces får et antal rammer proportionalt med dens sideantal. (ulempe: nogle processer bruger måske alle dens sider, mens andre kun bruger en lille del.)</text:span></text:p>
      <text:p text:style-name="P4">Hvad så...?!</text:p>
      <text:h text:style-name="P41" text:outline-level="3">Working set modellen</text:h>
      <text:p text:style-name="Text_20_body"><text:span text:style-name="T1">Definition: </text:span><text:span text:style-name="T16">En proces's working set W(t,</text:span><text:span text:style-name="T20">Δ</text:span><text:span text:style-name="T16">), til tiden t med vinduet <text:s/></text:span><text:span text:style-name="T20">Δ er mængden af sider en proces har tilgået indenfor de sidste <text:s/>Δ tidsenheder.</text:span></text:p>
      <text:p text:style-name="P18">Working set er de sider en proces p.t. har brug for (lidt á la lokalitetsprincippet). Kan bruges til at estimere antallet af rammer der skal allokeres til en proces.</text:p>
      <text:p text:style-name="P18">Sideerstatningsalgoritmer kan også benytte sig af working set modellen til kun at fjerne sider der ikke er i en proces's working set.</text:p>
      <text:p text:style-name="P18">Δ fastsættes eksperimentielt. Sættes den for lille, så fanges lokalitet ikke. Sættes den for stort, så er der for meget lokalitet.</text:p>
      <text:p text:style-name="P18">Working set'et ændrer sig over tid.</text:p>
      <text:p text:style-name="P18">Ulempe: kræver at MMU'en skal tidsstemple sider, og at styresystemet skal ordne sider efter tid.</text:p>
      <text:p text:style-name="P19">Sidefejlsfrekvensen</text:p>
      <text:p text:style-name="P8"><text:span text:style-name="T19">lad </text:span><text:span text:style-name="T20">t </text:span><text:span text:style-name="T19">være tiden sidsen sidste sidefejl. Da er </text:span><text:span text:style-name="T20">F=1/t </text:span><text:span text:style-name="T19">den øjeblikkelige sidefejsfrekvens. Er </text:span><text:span text:style-name="T20">F </text:span><text:span text:style-name="T19">større end </text:span><text:span text:style-name="T20">F</text:span><text:span text:style-name="T21">max</text:span><text:span text:style-name="T9"> så tilføjes en ramme. Er </text:span><text:span text:style-name="T10">F</text:span><text:span text:style-name="T9"> mindre end </text:span><text:span text:style-name="T10">F</text:span><text:span text:style-name="T21">min</text:span><text:span text:style-name="T9"> så fjernes alle rammer der ikke er tilgået siden sidste sidefejl.</text:span></text:p>
      <text:p text:style-name="P16">Ulempe: ved mange lokalitetsskift tilføjes ny rammer, men gamle sider fjernes ikke umiddelbart.</text:p>
      <text:h text:style-name="P39" text:outline-level="3">Thrashing</text:h>
      <text:p text:style-name="P17">Et udtryk for en tilstand hvor processoren bruger det meste af tiden på at håndtere sidefejl fremfor at udføre "almindelige" instruktioner.</text:p>
      <text:p text:style-name="P25">Hvis en proces'es working set ikke effektivt kan holdes inden for den fysiske hukommelse, så kan der forekomme konstant data swapping (thrashing).</text:p>
      <text:p text:style-name="P25">Følgende kan gøres for at forebygge/stoppe thrashing:</text:p>
      <text:list xml:id="list41152631" text:style-name="L5">
        <text:list-item>
          <text:p text:style-name="P35">Put mere hukommelse i computeren (langsigtet).</text:p>
        </text:list-item>
        <text:list-item>
          <text:p text:style-name="P35">Formindsk antallet af kørende processer på computeren.</text:p>
        </text:list-item>
        <text:list-item>
          <text:p text:style-name="P35">Erstat programmer som har brug for meget hukommelse med programmer som kan det samme, men bruger mindre hukomme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SS10" svg:font-family="CMSS10"/>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2H54M26S</meta:editing-duration>
    <meta:editing-cycles>14</meta:editing-cycles>
    <meta:generator>OpenOffice.org/3.3$Win32 OpenOffice.org_project/330m20$Build-9567</meta:generator>
    <dc:date>2011-06-09T21:04:48.06</dc:date>
    <dc:creator>Simon Frandsen</dc:creator>
    <meta:document-statistic meta:table-count="0" meta:image-count="5" meta:object-count="0" meta:page-count="6" meta:paragraph-count="121" meta:word-count="1770" meta:character-count="11360"/>
    <meta:user-defined meta:name="Info 1"/>
    <meta:user-defined meta:name="Info 2"/>
    <meta:user-defined meta:name="Info 3"/>
    <meta:user-defined meta:name="Info 4"/>
  </office:meta>
</office:document-meta>
</file>